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64d3" officeooo:paragraph-rsid="000064d3"/>
    </style:style>
    <style:style style:name="P2" style:family="paragraph" style:parent-style-name="Standard">
      <style:text-properties officeooo:rsid="00014f54" officeooo:paragraph-rsid="00014f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– Template</text:p>
      <text:p text:style-name="P1"/>
      <text:p text:style-name="P1">Template é a forma que será descrito o seu programa e a declaração de todas as bilbliotecas utilizada em uma determinada função ou em alguma função especifica criada por você.</text:p>
      <text:p text:style-name="P1"/>
      <text:p text:style-name="P1">Exemplo:</text:p>
      <text:p text:style-name="P1"/>
      <text:p text:style-name="P1">main.c</text:p>
      <text:p text:style-name="P1"/>
      <text:p text:style-name="P1">#include &lt;iostream&gt;</text:p>
      <text:p text:style-name="P1">#include “template.h”</text:p>
      <text:p text:style-name="P1">int main(){</text:p>
      <text:p text:style-name="P1"/>
      <text:p text:style-name="P1">soma();</text:p>
      <text:p text:style-name="P1"/>
      <text:p text:style-name="P1">}</text:p>
      <text:p text:style-name="P1"/>
      <text:p text:style-name="P1">template.h</text:p>
      <text:p text:style-name="P1"/>
      <text:p text:style-name="P1">#ifndef TEMPLATE_H</text:p>
      <text:p text:style-name="P1">#define TEMPLATE_H</text:p>
      <text:p text:style-name="P1"/>
      <text:p text:style-name="P1">//Seu template aqui com todas as declarações de funções e variaveis.</text:p>
      <text:p text:style-name="P1"/>
      <text:p text:style-name="P1">end</text:p>
      <text:p text:style-name="P1"/>
      <text:p text:style-name="P1">template.cc</text:p>
      <text:p text:style-name="P1"/>
      <text:p text:style-name="P1">#include&lt;iostream&gt;</text:p>
      <text:p text:style-name="P1">#include”template.h”</text:p>
      <text:p text:style-name="P1"/>
      <text:p text:style-name="P1">//funções aqu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 – Polimorfismo</text:p>
      <text:p text:style-name="P1"/>
      <text:p text:style-name="P2">Polimorfismo em orientação a objetos e quando você utiliza funções dentro de outras funções aproveitando seu codigo.</text:p>
      <text:p text:style-name="P2"/>
      <text:p text:style-name="P2">Exemplo:</text:p>
      <text:p text:style-name="P2"/>
      <text:p text:style-name="P2">main.cc</text:p>
      <text:p text:style-name="P2"/>
      <text:p text:style-name="P2">#include &lt;iostream&gt;</text:p>
      <text:p text:style-name="P2"/>
      <text:p text:style-name="P2">int main(){</text:p>
      <text:p text:style-name="P2"><text:tab/>int variavel_a</text:p>
      <text:p text:style-name="P2"/>
      <text:p text:style-name="P2"><text:tab/>Outra_função(&amp;variavel_a);</text:p>
      <text:p text:style-name="P2"/>
      <text:p text:style-name="P2">}</text:p>
      <text:p text:style-name="P2"/>
      <text:p text:style-name="P2">int Sua_função(int a){<text:line-break/></text:p>
      <text:p text:style-name="P2">int variavel_a,variavel_b;</text:p>
      <text:p text:style-name="P2"/>
      <text:p text:style-name="P2">//codigo da função </text:p>
      <text:p text:style-name="P2"/>
      <text:p text:style-name="P2">return alguma variavel;</text:p>
      <text:p text:style-name="P2">}</text:p>
      <text:p text:style-name="P2"/>
      <text:p text:style-name="P2">int Outra_função(int b){</text:p>
      <text:p text:style-name="P2"/>
      <text:p text:style-name="P2">//variaveis e codigo</text:p>
      <text:p text:style-name="P2"/>
      <text:p text:style-name="P2">Sua_função(&amp;variavel);</text:p>
      <text:p text:style-name="P2"/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7:35:30.027200356</meta:creation-date>
    <dc:date>2019-04-24T17:47:45.509695174</dc:date>
    <meta:editing-duration>PT12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113" meta:character-count="819" meta:non-whitespace-character-count="736"/>
  </office:meta>
</office:document-meta>
</file>